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padding="0.049cm" fo:border="0.002cm solid #e3e3e3"/>
    </style:style>
    <style:style style:name="P3" style:family="paragraph" style:parent-style-name="Text_20_body" style:list-style-name="L1">
      <style:paragraph-properties fo:padding="0.049cm" fo:border="0.002cm solid #e3e3e3"/>
    </style:style>
    <style:style style:name="P4" style:family="paragraph" style:parent-style-name="Text_20_body">
      <style:paragraph-properties fo:padding="0.049cm" fo:border="0.002cm solid #e3e3e3"/>
      <style:text-properties fo:font-size="9pt" style:font-size-asian="9pt" style:font-size-complex="9pt"/>
    </style:style>
    <style:style style:name="P5" style:family="paragraph" style:parent-style-name="Text_20_body">
      <style:paragraph-properties fo:padding="0.049cm" fo:border="0.002cm solid #e3e3e3"/>
      <style:text-properties fo:font-size="8pt" style:font-size-asian="8pt" style:font-size-complex="8pt"/>
    </style:style>
    <style:style style:name="P6" style:family="paragraph" style:parent-style-name="Standard"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d0d0d" fo:font-size="8pt" fo:letter-spacing="normal" style:font-size-asian="8pt" style:font-size-complex="8pt"/>
    </style:style>
    <style:style style:name="T4" style:family="text">
      <style:text-properties fo:font-variant="normal" fo:text-transform="none" fo:color="#0d0d0d" style:font-name="S hne" fo:font-size="8pt" fo:letter-spacing="normal" fo:font-style="normal" fo:font-weight="normal" style:font-size-asian="8pt" style:font-size-complex="8pt"/>
    </style:style>
    <style:style style:name="T5" style:family="text">
      <style:text-properties fo:font-variant="normal" fo:text-transform="none" fo:color="#0d0d0d" style:font-name="S hne" fo:font-size="12pt" fo:letter-spacing="normal" fo:font-style="normal" fo:font-weight="normal" style:font-size-asian="8pt" style:font-size-complex="8pt"/>
    </style:style>
    <style:style style:name="T6" style:family="text">
      <style:text-properties fo:font-variant="normal" fo:text-transform="none" fo:color="#0d0d0d" style:font-name="Times New Roman" fo:font-size="8pt" fo:letter-spacing="normal" fo:font-style="normal" fo:font-weight="normal" style:font-size-asian="8pt" style:font-size-complex="8pt"/>
    </style:style>
    <style:style style:name="T7" style:family="text">
      <style:text-properties fo:font-variant="normal" fo:text-transform="none" fo:color="#0d0d0d" style:font-name="Times New Roman" fo:font-size="8pt" fo:letter-spacing="normal" style:font-size-asian="8pt" style:font-size-complex="8pt"/>
    </style:style>
    <style:style style:name="T8" style:family="text">
      <style:text-properties fo:font-variant="normal" fo:text-transform="none" fo:color="#0d0d0d" style:font-name="Times New Roman" fo:font-size="12pt" fo:letter-spacing="normal" fo:font-style="normal" fo:font-weight="normal" style:font-size-asian="8pt" style:font-size-complex="8pt"/>
    </style:style>
    <style:style style:name="T9" style:family="text">
      <style:text-properties style:font-name="Times New Roman"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EMBLY </text:p>
      <text:p text:style-name="P2"/>
      <text:p text:style-name="P2"><text:span text:style-name="T1">push ebp</text:span></text:p>
      <text:p text:style-name="P4">mov ebp,esp</text:p>
      <text:p text:style-name="P4">push ecx</text:p>
      <text:p text:style-name="P4">push 0 <text:s text:c="2"/>; dvReserved</text:p>
      <text:p text:style-name="P4">push 0 <text:s text:c="2"/>; lpdwFlags</text:p>
      <text:p text:style-name="P4">call ds:InternertGetConnectedState</text:p>
      <text:p text:style-name="P4">mov [ebp+var_4], eax</text:p>
      <text:p text:style-name="P4">cmp [ebp+var_4], 0</text:p>
      <text:p text:style-name="P4">jz shoprt loc_40102B</text:p>
      <text:p text:style-name="P4">push offset aSuccessInterne ; "Success: Internet Connection\n"</text:p>
      <text:p text:style-name="P4">call sub_4015F</text:p>
      <text:p text:style-name="P4">add esp, 4</text:p>
      <text:p text:style-name="P4">mov eax, 1</text:p>
      <text:p text:style-name="P4">jmp Short loc_40103A</text:p>
      <text:p text:style-name="P4"/>
      <text:p text:style-name="P5">Il frammento di codice assembly che hai fornito sembra essere parte di un programma scritto in assembly x86. Vediamo passo dopo passo cosa sta facendo il codice:</text:p>
      <text:list xml:id="list8723515557036886591" text:style-name="L1">
        <text:list-item>
          <text:p text:style-name="P3"><text:span text:style-name="Source_20_Text"><text:span text:style-name="T2">push ebp</text:span></text:span><text:span text:style-name="T2">: Questa istruzione salva il valore corrente del registro base del puntatore (EBP) nello stack.</text:span></text:p>
        </text:list-item>
        <text:list-item>
          <text:p text:style-name="P3"><text:span text:style-name="Source_20_Text"><text:span text:style-name="T2">mov ebp, esp</text:span></text:span><text:span text:style-name="T2">: Questa istruzione imposta il registro al valore corrente di <text:s/>ESP.</text:span></text:p>
        </text:list-item>
        <text:list-item>
          <text:p text:style-name="P3"><text:span text:style-name="Source_20_Text"><text:span text:style-name="T2">push ecx</text:span></text:span><text:span text:style-name="T2">: Questa istruzione salva il contenuto del registro ECX nello stack. Il valore di ECX verrà utilizzato successivamente e deve essere preservato.</text:span></text:p>
        </text:list-item>
        <text:list-item>
          <text:p text:style-name="P1"><text:span text:style-name="Source_20_Text"><text:span text:style-name="T2">push 0</text:span></text:span><text:span text:style-name="T2">: Queste istruzioni push inseriscono due valori zero nello stack. <text:s text:c="104"/>- </text:span><text:span text:style-name="T3"><text:s/>DvReserved </text:span><text:span text:style-name="T4">è un valore zero </text:span><text:span text:style-name="T6">(</text:span><text:span text:style-name="Source_20_Text"><text:span text:style-name="T9">push 0</text:span></text:span><text:span text:style-name="T6">), e viene utilizzato come uno dei parametri per la funzione </text:span><text:span text:style-name="Source_20_Text"><text:span text:style-name="T9">InternetGetConnectedState</text:span></text:span><text:span text:style-name="T6">.</text:span><text:span text:style-name="T9"> <text:s text:c="21"/>- <text:s/></text:span><text:span text:style-name="Source_20_Text"><text:span text:style-name="T9">lpdwFlags</text:span></text:span><text:span text:style-name="T7"> </text:span><text:span text:style-name="T6">potrebbe essere utilizzato per restituire informazioni aggiuntive sulla connessione Internet, come lo stato della connessione, errori o altri indicatori</text:span><text:span text:style-name="T9"> </text:span></text:p>
        </text:list-item>
        <text:list-item>
          <text:p text:style-name="P3"><text:span text:style-name="Source_20_Text"><text:span text:style-name="T2">call ds:</text:span></text:span><text:span text:style-name="Source_20_Text"><text:span text:style-name="T9">InternetGetConnectedState</text:span></text:span><text:span text:style-name="T2">: Questa istruzione chiama la funzione </text:span><text:span text:style-name="Source_20_Text"><text:span text:style-name="T2">InternetGetConnectedState</text:span></text:span><text:span text:style-name="T2">. I parametri per questa funzione sono stati impostati precedentemente nello stack. Il risultato viene restituito in EAX.</text:span></text:p>
        </text:list-item>
        <text:list-item>
          <text:p text:style-name="P3"><text:span text:style-name="Source_20_Text"><text:span text:style-name="T2">mov [ebp+var_4], eax </text:span></text:span><text:span text:style-name="T2">: Questa istruzione memorizza il risultato della chiamata a </text:span><text:span text:style-name="Source_20_Text"><text:span text:style-name="T2">InternetGetConnectedState</text:span></text:span><text:span text:style-name="T2"> nella variabile locale </text:span><text:span text:style-name="Source_20_Text"><text:span text:style-name="T2">[ebp+var_4]</text:span></text:span><text:span text:style-name="T2">.</text:span></text:p>
        </text:list-item>
        <text:list-item>
          <text:p text:style-name="P3"><text:span text:style-name="Source_20_Text"><text:span text:style-name="T2">cmp [ebp+var_4], 0</text:span></text:span><text:span text:style-name="T2">: Questa istruzione compara il valore memorizzato in </text:span><text:span text:style-name="Source_20_Text"><text:span text:style-name="T2">[ebp+var_4]</text:span></text:span><text:span text:style-name="T2"> con zero.</text:span></text:p>
        </text:list-item>
        <text:list-item>
          <text:p text:style-name="P3"><text:span text:style-name="Source_20_Text"><text:span text:style-name="T2">jz short loc_40102B</text:span></text:span><text:span text:style-name="T2">: Questa istruzione salta a </text:span><text:span text:style-name="Source_20_Text"><text:span text:style-name="T2">loc_40102B</text:span></text:span><text:span text:style-name="T2"> se il risultato della comparazione è zero (cioè se </text:span><text:span text:style-name="Source_20_Text"><text:span text:style-name="T2">[ebp+var_4]</text:span></text:span><text:span text:style-name="T2"> è zero). Questo potrebbe indicare l'assenza di una connessione Internet.</text:span></text:p>
        </text:list-item>
        <text:list-item>
          <text:p text:style-name="P3"><text:span text:style-name="Source_20_Text"><text:span text:style-name="T2">push offset aSuccessInterne ; "Success: Internet Connection\n"</text:span></text:span><text:span text:style-name="T2">: Questa istruzione push inserisce l'indirizzo della stringa "Success: Internet Connection\n" nello stack.</text:span></text:p>
        </text:list-item>
        <text:list-item>
          <text:p text:style-name="P3"><text:span text:style-name="Source_20_Text"><text:span text:style-name="T2">call sub_4015F</text:span></text:span><text:span text:style-name="T2">: Questa istruzione chiama una funzione situata all'indirizzo </text:span><text:span text:style-name="Source_20_Text"><text:span text:style-name="T2">sub_4015F</text:span></text:span><text:span text:style-name="T2">. Questo potrebbe essere il codice per stampare la stringa a schermo.</text:span></text:p>
        </text:list-item>
        <text:list-item>
          <text:p text:style-name="P3"><text:span text:style-name="Source_20_Text"><text:span text:style-name="T2">add esp, 4</text:span></text:span><text:span text:style-name="T2">: Questa istruzione sposta lo stack pointer (ESP) per rimuovere il parametro dalla pila dopo la chiamata della subroutine.</text:span></text:p>
        </text:list-item>
        <text:list-item>
          <text:p text:style-name="P3"><text:span text:style-name="Source_20_Text"><text:span text:style-name="T2">mov eax, 1</text:span></text:span><text:span text:style-name="T2">: Questa istruzione imposta il valore di EAX a 1.</text:span></text:p>
        </text:list-item>
        <text:list-item>
          <text:p text:style-name="P3"><text:span text:style-name="Source_20_Text"><text:span text:style-name="T2">jmp short loc_40103A</text:span></text:span><text:span text:style-name="T2">: Questa istruzione salta a </text:span><text:span text:style-name="Source_20_Text"><text:span text:style-name="T2">loc_40103A</text:span></text:span><text:span text:style-name="T2">, ignorando l'istruzione successiva (</text:span><text:span text:style-name="Source_20_Text"><text:span text:style-name="T2">mov eax, 1</text:span></text:span><text:span text:style-name="T2">). Potrebbe essere un percorso alternativo di esecuzione.</text:span></text:p>
        </text:list-item>
      </text:list>
      <text:p text:style-name="P5">Questo frammento di codice sembra gestire la verifica della connessione Internet e visualizzare un messaggio di successo se la connessione è present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>
      <style:paragraph-properties fo:margin-top="0cm" fo:margin-bottom="0.212cm" fo:padding="0.049cm" fo:border="0.002cm solid #e3e3e3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15T14:07:51.50</meta:creation-date>
    <dc:date>2024-02-15T15:29:25</dc:date>
    <meta:editing-duration>PT20M23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30" meta:word-count="386" meta:character-count="2769"/>
  </office:meta>
</office:document-meta>
</file>